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h</mi>
      <mo stretchy="false">=</mo>
      <mrow>
        <mfrac>
          <msup>
            <mi mathvariant="italic">fLq</mi>
            <mn>2</mn>
          </msup>
          <mrow>
            <mn>2</mn>
            <msup>
              <mi mathvariant="italic">gdA</mi>
              <mn>2</mn>
            </msup>
          </mrow>
        </mfrac>
        <mo stretchy="false">+</mo>
        <mfrac>
          <msup>
            <mi mathvariant="italic">kq</mi>
            <mn>2</mn>
          </msup>
          <mrow>
            <mn>2</mn>
            <msup>
              <mi mathvariant="italic">gdA</mi>
              <mn>2</mn>
            </msup>
          </mrow>
        </mfrac>
      </mrow>
    </mrow>
    <annotation encoding="StarMath 5.0"> h={fLq sup{2}} over {2gdA sup{2}}+{kq sup{2}} over  {2gdA sup{2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21:42:09.113352218</meta:creation-date>
    <dc:date>2016-05-06T21:50:26.590810437</dc:date>
    <meta:editing-duration>PT8M17S</meta:editing-duration>
    <meta:editing-cycles>2</meta:editing-cycles>
    <meta:generator>LibreOffice/5.1.2.2.0$Linux_X86_64 LibreOffice_project/10m0$Build-2</meta:generator>
  </office:meta>
</office:document-meta>
</file>